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G스마트체 SemiBold" style:font-family-asian="LG스마트체 SemiBold" style:font-family-complex="Arial" style:font-family-generic="modern" style:font-family-generic-asian="modern" style:font-family-generic-complex="swiss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G스마트체 SemiBold" style:font-family-asian="LG스마트체 SemiBold" style:font-family-complex="Arial" style:font-family-generic="modern" style:font-family-generic-asian="modern" style:font-family-generic-complex="swiss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G스마트체 SemiBold" style:font-family-asian="LG스마트체 SemiBold" style:font-family-complex="Arial" style:font-family-generic="modern" style:font-family-generic-asian="modern" style:font-family-generic-complex="swiss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G스마트체 SemiBold" style:font-family-asian="LG스마트체 SemiBold" style:font-family-complex="Arial" style:font-family-generic="modern" style:font-family-generic-asian="modern" style:font-family-generic-complex="swiss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G스마트체 SemiBold" style:font-family-asian="LG스마트체 SemiBold" style:font-family-complex="Arial" style:font-family-generic="modern" style:font-family-generic-asian="modern" style:font-family-generic-complex="swiss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G스마트체 SemiBold" style:font-family-asian="LG스마트체 SemiBold" style:font-family-complex="Arial" style:font-family-generic="modern" style:font-family-generic-asian="modern" style:font-family-generic-complex="swiss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5" style:parent-style-name="Graphics">
      <style:graphic-properties draw:fill="none" draw:stroke="none"/>
    </style:style>
    <style:style style:family="graphic" style:name="a406" style:parent-style-name="Graphics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G스마트체 SemiBold" style:font-family-asian="LG스마트체 SemiBold" style:font-family-complex="Arial" style:font-family-generic="modern" style:font-family-generic-asian="modern" style:font-family-generic-complex="swiss" style:font-pitch="variable" style:font-pitch-asian="variable" style:font-pitch-complex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G스마트체 SemiBold" style:font-family-asian="LG스마트체 SemiBold" style:font-family-complex="Arial" style:font-family-generic="modern" style:font-family-generic-asian="modern" style:font-family-generic-complex="swiss" style:font-pitch="variable" style:font-pitch-asian="variable" style:font-pitch-complex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G스마트체 SemiBold" style:font-family-asian="LG스마트체 SemiBold" style:font-family-complex="Arial" style:font-family-generic="modern" style:font-family-generic-asian="modern" style:font-family-generic-complex="swiss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G스마트체 SemiBold" style:font-family-asian="LG스마트체 SemiBold" style:font-family-complex="Arial" style:font-family-generic="modern" style:font-family-generic-asian="modern" style:font-family-generic-complex="swiss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G스마트체 SemiBold" style:font-family-asian="LG스마트체 SemiBold" style:font-family-complex="Arial" style:font-family-generic="modern" style:font-family-generic-asian="modern" style:font-family-generic-complex="swiss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G스마트체 SemiBold" style:font-family-asian="LG스마트체 SemiBold" style:font-family-complex="Arial" style:font-family-generic="modern" style:font-family-generic-asian="modern" style:font-family-generic-complex="swiss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G스마트체 SemiBold" style:font-family-asian="LG스마트체 SemiBold" style:font-family-complex="Arial" style:font-family-generic="modern" style:font-family-generic-asian="modern" style:font-family-generic-complex="swiss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7" style:parent-style-name="Graphics">
      <style:graphic-properties draw:fill="none" draw:stroke="non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G스마트체 SemiBold" style:font-family-asian="LG스마트체 SemiBold" style:font-family-complex="Arial" style:font-family-generic="modern" style:font-family-generic-asian="modern" style:font-family-generic-complex="swiss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9" style:parent-style-name="Graphics">
      <style:graphic-properties draw:fill="none" draw:stroke="non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G스마트체 SemiBold" style:font-family-asian="LG스마트체 SemiBold" style:font-family-complex="Arial" style:font-family-generic="modern" style:font-family-generic-asian="modern" style:font-family-generic-complex="swiss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G스마트체 SemiBold" style:font-family-asian="LG스마트체 SemiBold" style:font-family-complex="Arial" style:font-family-generic="modern" style:font-family-generic-asian="modern" style:font-family-generic-complex="swiss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G스마트체 SemiBold" style:font-family-asian="LG스마트체 SemiBold" style:font-family-complex="Arial" style:font-family-generic="modern" style:font-family-generic-asian="modern" style:font-family-generic-complex="swiss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G스마트체 SemiBold" style:font-family-asian="LG스마트체 SemiBold" style:font-family-complex="Arial" style:font-family-generic="modern" style:font-family-generic-asian="modern" style:font-family-generic-complex="swiss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G스마트체 SemiBold" style:font-family-asian="LG스마트체 SemiBold" style:font-family-complex="Arial" style:font-family-generic="modern" style:font-family-generic-asian="modern" style:font-family-generic-complex="swiss" style:font-pitch="variable" style:font-pitch-asian="variable" style:font-pitch-complex="variable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95" draw:master-page-name="Master1-Layout1-title-제목-슬라이드" presentation:presentation-page-layout-name="Master1-PPL1">
        <draw:frame draw:id="id73" draw:style-name="a398" draw:name="Rectangle 2" svg:x="0.26674in" svg:y="0.74763in" svg:width="4.18037in" svg:height="0.30293in">
          <draw:text-box>
            <text:p text:style-name="a397" text:class-names="" text:cond-style-name=""><text:span text:style-name="a396" text:class-names="">■ 기본 인적 사항<text:s text:c="1"/></text:span></text:p>
          </draw:text-box>
          <svg:title/>
          <svg:desc/>
        </draw:frame>
        <draw:frame draw:id="id74" draw:style-name="a399" draw:name="그림 1" svg:x="0.36667in" svg:y="1.06in" svg:width="10.06667in" svg:height="1.06667in" style:rel-width="scale" style:rel-height="scale">
          <draw:image xlink:href="media/image1.png" xlink:type="simple" xlink:show="embed" xlink:actuate="onLoad"/>
          <svg:title/>
          <svg:desc/>
        </draw:frame>
        <draw:frame draw:id="id75" draw:style-name="a404" draw:name="Rectangle 2" svg:x="0.26674in" svg:y="2.24507in" svg:width="4.18037in" svg:height="0.30293in">
          <draw:text-box>
            <text:p text:style-name="a403" text:class-names="" text:cond-style-name=""><text:span text:style-name="a400" text:class-names="">■<text:s text:c="1"/></text:span><text:span text:style-name="a401" text:class-names="">추천사유</text:span><text:span text:style-name="a402" text:class-names=""/></text:p>
          </draw:text-box>
          <svg:title/>
          <svg:desc/>
        </draw:frame>
        <draw:frame draw:id="id76" draw:style-name="a405" draw:name="그림 2" svg:x="0.37333in" svg:y="2.54667in" svg:width="10.06667in" svg:height="4.04667in" style:rel-width="scale" style:rel-height="scale">
          <draw:image xlink:href="media/image2.png" xlink:type="simple" xlink:show="embed" xlink:actuate="onLoad"/>
          <svg:title/>
          <svg:desc/>
        </draw:frame>
        <draw:frame draw:id="id77" draw:style-name="a406" draw:name="그림 9" svg:x="0.38in" svg:y="6.56667in" svg:width="10.06in" svg:height="0.75333in" style:rel-width="scale" style:rel-height="scale">
          <draw:image xlink:href="media/image3.png" xlink:type="simple" xlink:show="embed" xlink:actuate="onLoad"/>
          <svg:title/>
          <svg:desc/>
        </draw:frame>
        <draw:frame draw:id="id78" draw:style-name="a410" draw:name="Rectangle 2" svg:x="0.25034in" svg:y="0.12755in" svg:width="4.18037in" svg:height="0.39374in">
          <draw:text-box>
            <text:p text:style-name="a409" text:class-names="" text:cond-style-name=""><text:span text:style-name="a407" text:class-names="">신규 추천서</text:span><text:span text:style-name="a408" text:class-names=""/></text:p>
          </draw:text-box>
          <svg:title/>
          <svg:desc/>
        </draw:frame>
      </draw:page>
      <draw:page draw:name="Slide2" draw:style-name="a411" draw:master-page-name="Master1-Layout2-obj-제목-및-내용" presentation:presentation-page-layout-name="Master1-PPL2">
        <draw:frame draw:id="id79" draw:style-name="a426" draw:name="Rectangle 2" svg:x="0.26674in" svg:y="0.74763in" svg:width="4.90384in" svg:height="0.30293in">
          <draw:text-box>
            <text:p text:style-name="a425" text:class-names="" text:cond-style-name=""><text:span text:style-name="a412" text:class-names="">■<text:s text:c="1"/></text:span><text:span text:style-name="a413" text:class-names="">주요<text:s text:c="1"/></text:span><text:span text:style-name="a414" text:class-names="">성과</text:span><text:span text:style-name="a415" text:class-names=""><text:s text:c="1"/></text:span><text:span text:style-name="a416" text:class-names="">및 경험</text:span><text:span text:style-name="a417" text:class-names=""><text:s text:c="1"/>상세<text:s text:c="1"/></text:span><text:span text:style-name="a418" text:class-names="">(</text:span><text:span text:style-name="a419" text:class-names="">前<text:s text:c="1"/></text:span><text:span text:style-name="a420" text:class-names="">직장 포함 최근<text:s text:c="1"/></text:span><text:span text:style-name="a421" text:class-names="">5</text:span><text:span text:style-name="a422" text:class-names="">개년</text:span><text:span text:style-name="a423" text:class-names="">)</text:span><text:span text:style-name="a424" text:class-names=""/></text:p>
          </draw:text-box>
          <svg:title/>
          <svg:desc/>
        </draw:frame>
        <draw:frame draw:id="id80" draw:style-name="a427" draw:name="그림 1" svg:x="0.38in" svg:y="1.08in" svg:width="10.06in" svg:height="6.17333in" style:rel-width="scale" style:rel-height="scal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제목 슬라이드">
      <presentation:placeholder presentation:object="title" svg:x="0.8125in" svg:y="2.32986in" svg:width="9.20833in" svg:height="1.60764in"/>
      <presentation:placeholder presentation:object="subtitle" svg:x="1.625in" svg:y="4.25in" svg:width="7.58333in" svg:height="1.91667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2" style:display-name="제목 및 내용">
      <presentation:placeholder presentation:object="title" svg:x="0.54167in" svg:y="0.30035in" svg:width="9.75in" svg:height="1.25in"/>
      <presentation:placeholder presentation:object="object" svg:x="0.54167in" svg:y="1.75in" svg:width="9.75in" svg:height="4.94965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3" style:display-name="구역 머리글">
      <presentation:placeholder presentation:object="title" svg:x="0.85576in" svg:y="4.81945in" svg:width="9.20833in" svg:height="1.48958in"/>
      <presentation:placeholder presentation:object="outline" svg:x="0.85576in" svg:y="3.17882in" svg:width="9.20833in" svg:height="1.64062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4" style:display-name="콘텐츠 2개">
      <presentation:placeholder presentation:object="title" svg:x="0.54167in" svg:y="0.30035in" svg:width="9.75in" svg:height="1.25in"/>
      <presentation:placeholder presentation:object="object" svg:x="0.58681in" svg:y="1.75in" svg:width="5.19097in" svg:height="4.94965in"/>
      <presentation:placeholder presentation:object="object" svg:x="5.95833in" svg:y="1.75in" svg:width="5.19097in" svg:height="4.94965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5" style:display-name="비교">
      <presentation:placeholder presentation:object="title" svg:x="0.54167in" svg:y="0.30035in" svg:width="9.75in" svg:height="1.25in"/>
      <presentation:placeholder presentation:object="outline" svg:x="0.54167in" svg:y="1.67882in" svg:width="4.7866in" svg:height="0.69965in"/>
      <presentation:placeholder presentation:object="object" svg:x="0.54167in" svg:y="2.37847in" svg:width="4.7866in" svg:height="4.32118in"/>
      <presentation:placeholder presentation:object="outline" svg:x="5.50318in" svg:y="1.67882in" svg:width="4.78848in" svg:height="0.69965in"/>
      <presentation:placeholder presentation:object="object" svg:x="5.50318in" svg:y="2.37847in" svg:width="4.78848in" svg:height="4.32118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6" style:display-name="제목만">
      <presentation:placeholder presentation:object="title" svg:x="0.54167in" svg:y="0.30035in" svg:width="9.75in" svg:height="1.25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7" style:display-name="빈 화면"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8" style:display-name="캡션 있는 콘텐츠">
      <presentation:placeholder presentation:object="title" svg:x="0.54167in" svg:y="0.29861in" svg:width="3.56409in" svg:height="1.27083in"/>
      <presentation:placeholder presentation:object="object" svg:x="4.23553in" svg:y="0.29861in" svg:width="6.05613in" svg:height="6.40104in"/>
      <presentation:placeholder presentation:object="outline" svg:x="0.54167in" svg:y="1.56945in" svg:width="3.56409in" svg:height="5.13021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9" style:display-name="캡션 있는 그림">
      <presentation:placeholder presentation:object="title" svg:x="2.12341in" svg:y="5.25in" svg:width="6.5in" svg:height="0.61979in"/>
      <presentation:placeholder presentation:object="graphic" svg:x="2.12341in" svg:y="0.67014in" svg:width="6.5in" svg:height="4.5in"/>
      <presentation:placeholder presentation:object="outline" svg:x="2.12341in" svg:y="5.86979in" svg:width="6.5in" svg:height="0.88021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10" style:display-name="제목 및 세로 텍스트">
      <presentation:placeholder presentation:object="title" svg:x="0.54167in" svg:y="0.30035in" svg:width="9.75in" svg:height="1.25in"/>
      <presentation:placeholder presentation:object="outline" svg:x="0.54167in" svg:y="1.75in" svg:width="9.75in" svg:height="4.94965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presentation-page-layout style:name="Master1-PPL11" style:display-name="세로 제목 및 텍스트">
      <presentation:placeholder presentation:object="title" svg:x="8.50868in" svg:y="0.30035in" svg:width="2.64063in" svg:height="6.39931in"/>
      <presentation:placeholder presentation:object="outline" svg:x="0.58681in" svg:y="0.30035in" svg:width="7.74132in" svg:height="6.39931in"/>
      <presentation:placeholder presentation:object="date-time" svg:x="0.54167in" svg:y="6.95139in" svg:width="2.52778in" svg:height="0.39931in"/>
      <presentation:placeholder presentation:object="footer" svg:x="3.70139in" svg:y="6.95139in" svg:width="3.43056in" svg:height="0.39931in"/>
      <presentation:placeholder presentation:object="page-number" svg:x="7.76389in" svg:y="6.95139in" svg:width="2.52778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.8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80808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22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80808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808080" svg:stroke-opacity="100%" draw:stroke-linejoin="round" draw:auto-grow-width="false" draw:auto-grow-height="false"/>
      <style:paragraph-properties style:font-independent-line-spacing="true" style:writing-mode="lr-tb"/>
    </style:style>
    <style:style style:family="drawing-page" style:name="a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80808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80808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80808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80808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80808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80808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80808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80808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55556in" style:font-size-asian="0.55556in" style:font-size-complex="0.555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2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80808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55556in" style:font-size-asian="0.55556in" style:font-size-complex="0.555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맑은 고딕" style:font-family-asian="맑은 고딕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8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4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1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테마" style:page-layout-name="pageLayout1" draw:style-name="a0">
      <draw:frame draw:id="id0" presentation:style-name="a5" draw:name="날짜 개체 틀 3" svg:x="0.54167in" svg:y="6.95139in" svg:width="2.52778in" svg:height="0.39931in" presentation:class="date-time" presentation:placeholder="false">
        <draw:text-box>
          <text:p text:style-name="a4" text:class-names="" text:cond-style-name=""><text:span text:style-name="a1" text:class-names=""><text:date text:fixed="false" style:data-style-name="a2"/></text:span><text:span text:style-name="a3" text:class-names=""/></text:p>
        </draw:text-box>
        <svg:title/>
        <svg:desc/>
      </draw:frame>
      <draw:frame draw:id="id1" presentation:style-name="a8" draw:name="바닥글 개체 틀 4" svg:x="3.70139in" svg:y="6.95139in" svg:width="3.43056in" svg:height="0.39931in" presentation:class="footer" presentation:placeholder="false">
        <draw:text-box>
          <text:p text:style-name="a7" text:class-names="" text:cond-style-name=""><text:span text:style-name="a6" text:class-names=""/></text:p>
        </draw:text-box>
        <svg:title/>
        <svg:desc/>
      </draw:frame>
      <draw:frame draw:id="id2" presentation:style-name="a12" draw:name="슬라이드 번호 개체 틀 5" svg:x="7.76389in" svg:y="6.95139in" svg:width="2.52778in" svg:height="0.39931in" presentation:class="page-number" presentation:placeholder="false">
        <draw:text-box>
          <text:p text:style-name="a11" text:class-names="" text:cond-style-name=""><text:span text:style-name="a9" text:class-names=""><text:page-number style:num-format="1" text:fixed="false"/></text:span><text:span text:style-name="a10" text:class-names=""/></text:p>
        </draw:text-box>
        <svg:title/>
        <svg:desc/>
      </draw:frame>
      <draw:custom-shape svg:x="0in" svg:y="0.60069in" svg:width="10.83333in" svg:height="0in" draw:id="id3" draw:style-name="a15" draw:name="Line 8">
        <svg:title/>
        <svg:desc/>
        <text:p text:style-name="a14" text:class-names="" text:cond-style-name=""><text:span text:style-name="a1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</style:master-page>
    <style:master-page style:name="Master1-Layout1-title-제목-슬라이드" style:page-layout-name="pageLayout1" draw:style-name="a16">
      <draw:custom-shape svg:x="0in" svg:y="0.60069in" svg:width="10.83333in" svg:height="0in" draw:id="id4" draw:layer="Master1-bg" draw:style-name="a19" draw:name="Line 8">
        <svg:title/>
        <svg:desc/>
        <text:p text:style-name="a18" text:class-names="" text:cond-style-name=""><text:span text:style-name="a1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5" presentation:style-name="a23" draw:name="제목 1" svg:x="0.8125in" svg:y="2.32986in" svg:width="9.20833in" svg:height="1.60764in" presentation:class="title" presentation:placeholder="false">
        <draw:text-box>
          <text:p text:style-name="a22" text:class-names="" text:cond-style-name=""><text:span text:style-name="a20" text:class-names="">마스터 제목 스타일 편집</text:span><text:span text:style-name="a21" text:class-names=""/></text:p>
        </draw:text-box>
        <svg:title/>
        <svg:desc/>
      </draw:frame>
      <draw:frame draw:id="id6" presentation:style-name="a27" draw:name="부제목 2" svg:x="1.625in" svg:y="4.25in" svg:width="7.58333in" svg:height="1.91667in" presentation:class="subtitle" presentation:placeholder="false">
        <draw:text-box>
          <text:p text:style-name="a26" text:class-names="" text:cond-style-name=""><text:span text:style-name="a24" text:class-names="">마스터 부제목 스타일 편집</text:span><text:span text:style-name="a25" text:class-names=""/></text:p>
        </draw:text-box>
        <svg:title/>
        <svg:desc/>
      </draw:frame>
      <draw:frame draw:id="id7" presentation:style-name="a32" draw:name="날짜 개체 틀 3" svg:x="0.54167in" svg:y="6.95139in" svg:width="2.52778in" svg:height="0.39931in" presentation:class="date-time" presentation:placeholder="false">
        <draw:text-box>
          <text:p text:style-name="a31" text:class-names="" text:cond-style-name=""><text:span text:style-name="a28" text:class-names=""><text:date text:fixed="false" style:data-style-name="a29"/></text:span><text:span text:style-name="a30" text:class-names=""/></text:p>
        </draw:text-box>
        <svg:title/>
        <svg:desc/>
      </draw:frame>
      <draw:frame draw:id="id8" presentation:style-name="a35" draw:name="바닥글 개체 틀 4" svg:x="3.70139in" svg:y="6.95139in" svg:width="3.43056in" svg:height="0.39931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9" presentation:style-name="a39" draw:name="슬라이드 번호 개체 틀 5" svg:x="7.76389in" svg:y="6.95139in" svg:width="2.52778in" svg:height="0.39931in" presentation:class="page-number" presentation:placeholder="false">
        <draw:text-box>
          <text:p text:style-name="a38" text:class-names="" text:cond-style-name=""><text:span text:style-name="a36" text:class-names=""><text:page-number style:num-format="1" text:fixed="false"/></text:span><text:span text:style-name="a37" text:class-names=""/></text:p>
        </draw:text-box>
        <svg:title/>
        <svg:desc/>
      </draw:frame>
    </style:master-page>
    <style:master-page style:name="Master1-Layout2-obj-제목-및-내용" style:page-layout-name="pageLayout1" draw:style-name="a40">
      <draw:custom-shape svg:x="0in" svg:y="0.60069in" svg:width="10.83333in" svg:height="0in" draw:id="id10" draw:layer="Master1-bg" draw:style-name="a43" draw:name="Line 8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1" presentation:style-name="a47" draw:name="제목 1" svg:x="0.54167in" svg:y="0.30035in" svg:width="9.75in" svg:height="1.25in" presentation:class="title" presentation:placeholder="false">
        <draw:text-box>
          <text:p text:style-name="a46" text:class-names="" text:cond-style-name=""><text:span text:style-name="a44" text:class-names="">마스터 제목 스타일 편집</text:span><text:span text:style-name="a45" text:class-names=""/></text:p>
        </draw:text-box>
        <svg:title/>
        <svg:desc/>
      </draw:frame>
      <draw:frame draw:id="id12" presentation:style-name="a64" draw:name="내용 개체 틀 2" svg:x="0.54167in" svg:y="1.75in" svg:width="9.75in" svg:height="4.94965in" presentation:class="object" presentation:placeholder="false">
        <draw:text-box>
          <text:list text:style-name="a50">
            <text:list-item>
              <text:p text:style-name="a49" text:class-names="" text:cond-style-name=""><text:span text:style-name="a48" text:class-names="">마스터 텍스트 스타일을 편집합니다</text:span></text:p>
            </text:list-item>
          </text:list>
          <text:list text:style-name="a53">
            <text:list-item>
              <text:list text:style-name="a53">
                <text:list-item>
                  <text:p text:style-name="a52" text:class-names="" text:cond-style-name=""><text:span text:style-name="a51" text:class-names="">둘째 수준</text:span></text:p>
                </text:list-item>
              </text:list>
            </text:list-item>
          </text:list>
          <text:list text:style-name="a56">
            <text:list-item>
              <text:list text:style-name="a56">
                <text:list-item>
                  <text:list text:style-name="a56">
                    <text:list-item>
                      <text:p text:style-name="a55" text:class-names="" text:cond-style-name=""><text:span text:style-name="a54" text:class-names="">셋째 수준</text:span></text:p>
                    </text:list-item>
                  </text:list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list text:style-name="a59">
                        <text:list-item>
                          <text:p text:style-name="a58" text:class-names="" text:cond-style-name=""><text:span text:style-name="a57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list text:style-name="a63">
                        <text:list-item>
                          <text:list text:style-name="a63">
                            <text:list-item>
                              <text:p text:style-name="a62" text:class-names="" text:cond-style-name=""><text:span text:style-name="a60" text:class-names="">다섯째 수준</text:span><text:span text:style-name="a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" presentation:style-name="a69" draw:name="날짜 개체 틀 3" svg:x="0.54167in" svg:y="6.95139in" svg:width="2.52778in" svg:height="0.39931in" presentation:class="date-time" presentation:placeholder="false">
        <draw:text-box>
          <text:p text:style-name="a68" text:class-names="" text:cond-style-name=""><text:span text:style-name="a65" text:class-names=""><text:date text:fixed="false" style:data-style-name="a66"/></text:span><text:span text:style-name="a67" text:class-names=""/></text:p>
        </draw:text-box>
        <svg:title/>
        <svg:desc/>
      </draw:frame>
      <draw:frame draw:id="id14" presentation:style-name="a72" draw:name="바닥글 개체 틀 4" svg:x="3.70139in" svg:y="6.95139in" svg:width="3.43056in" svg:height="0.39931in" presentation:class="footer" presentation:placeholder="false">
        <draw:text-box>
          <text:p text:style-name="a71" text:class-names="" text:cond-style-name=""><text:span text:style-name="a70" text:class-names=""/></text:p>
        </draw:text-box>
        <svg:title/>
        <svg:desc/>
      </draw:frame>
      <draw:frame draw:id="id15" presentation:style-name="a76" draw:name="슬라이드 번호 개체 틀 5" svg:x="7.76389in" svg:y="6.95139in" svg:width="2.52778in" svg:height="0.39931in" presentation:class="page-number" presentation:placeholder="false">
        <draw:text-box>
          <text:p text:style-name="a75" text:class-names="" text:cond-style-name=""><text:span text:style-name="a73" text:class-names=""><text:page-number style:num-format="1" text:fixed="false"/></text:span><text:span text:style-name="a74" text:class-names=""/></text:p>
        </draw:text-box>
        <svg:title/>
        <svg:desc/>
      </draw:frame>
    </style:master-page>
    <style:master-page style:name="Master1-Layout3-secHead-구역-머리글" style:page-layout-name="pageLayout1" draw:style-name="a77">
      <draw:custom-shape svg:x="0in" svg:y="0.60069in" svg:width="10.83333in" svg:height="0in" draw:id="id16" draw:layer="Master1-bg" draw:style-name="a80" draw:name="Line 8">
        <svg:title/>
        <svg:desc/>
        <text:p text:style-name="a79" text:class-names="" text:cond-style-name=""><text:span text:style-name="a7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7" presentation:style-name="a84" draw:name="제목 1" svg:x="0.85576in" svg:y="4.81945in" svg:width="9.20833in" svg:height="1.48958in" presentation:class="title" presentation:placeholder="false">
        <draw:text-box>
          <text:p text:style-name="a83" text:class-names="" text:cond-style-name=""><text:span text:style-name="a81" text:class-names="">마스터 제목 스타일 편집</text:span><text:span text:style-name="a82" text:class-names=""/></text:p>
        </draw:text-box>
        <svg:title/>
        <svg:desc/>
      </draw:frame>
      <draw:frame draw:id="id18" presentation:style-name="a88" draw:name="텍스트 개체 틀 2" svg:x="0.85576in" svg:y="3.17882in" svg:width="9.20833in" svg:height="1.64062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>마스터 텍스트 스타일을 편집합니다</text:span></text:p>
            </text:list-item>
          </text:list>
        </draw:text-box>
        <svg:title/>
        <svg:desc/>
      </draw:frame>
      <draw:frame draw:id="id19" presentation:style-name="a93" draw:name="날짜 개체 틀 3" svg:x="0.54167in" svg:y="6.95139in" svg:width="2.52778in" svg:height="0.39931in" presentation:class="date-time" presentation:placeholder="false">
        <draw:text-box>
          <text:p text:style-name="a92" text:class-names="" text:cond-style-name=""><text:span text:style-name="a89" text:class-names=""><text:date text:fixed="false" style:data-style-name="a90"/></text:span><text:span text:style-name="a91" text:class-names=""/></text:p>
        </draw:text-box>
        <svg:title/>
        <svg:desc/>
      </draw:frame>
      <draw:frame draw:id="id20" presentation:style-name="a96" draw:name="바닥글 개체 틀 4" svg:x="3.70139in" svg:y="6.95139in" svg:width="3.43056in" svg:height="0.39931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1" presentation:style-name="a100" draw:name="슬라이드 번호 개체 틀 5" svg:x="7.76389in" svg:y="6.95139in" svg:width="2.52778in" svg:height="0.39931in" presentation:class="page-number" presentation:placeholder="false">
        <draw:text-box>
          <text:p text:style-name="a99" text:class-names="" text:cond-style-name=""><text:span text:style-name="a97" text:class-names=""><text:page-number style:num-format="1" text:fixed="false"/></text:span><text:span text:style-name="a98" text:class-names=""/></text:p>
        </draw:text-box>
        <svg:title/>
        <svg:desc/>
      </draw:frame>
    </style:master-page>
    <style:master-page style:name="Master1-Layout4-twoObj-콘텐츠-2개" style:page-layout-name="pageLayout1" draw:style-name="a101">
      <draw:custom-shape svg:x="0in" svg:y="0.60069in" svg:width="10.83333in" svg:height="0in" draw:id="id22" draw:layer="Master1-bg" draw:style-name="a104" draw:name="Line 8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23" presentation:style-name="a108" draw:name="제목 1" svg:x="0.54167in" svg:y="0.30035in" svg:width="9.75in" svg:height="1.25in" presentation:class="title" presentation:placeholder="false">
        <draw:text-box>
          <text:p text:style-name="a107" text:class-names="" text:cond-style-name=""><text:span text:style-name="a105" text:class-names="">마스터 제목 스타일 편집</text:span><text:span text:style-name="a106" text:class-names=""/></text:p>
        </draw:text-box>
        <svg:title/>
        <svg:desc/>
      </draw:frame>
      <draw:frame draw:id="id24" presentation:style-name="a125" draw:name="내용 개체 틀 2" svg:x="0.58681in" svg:y="1.75in" svg:width="5.19097in" svg:height="4.94965in" presentation:class="object" presentation:placeholder="false">
        <draw:text-box>
          <text:list text:style-name="a111">
            <text:list-item>
              <text:p text:style-name="a110" text:class-names="" text:cond-style-name=""><text:span text:style-name="a109" text:class-names="">마스터 텍스트 스타일을 편집합니다</text:span></text:p>
            </text:list-item>
          </text:list>
          <text:list text:style-name="a114">
            <text:list-item>
              <text:list text:style-name="a114">
                <text:list-item>
                  <text:p text:style-name="a113" text:class-names="" text:cond-style-name=""><text:span text:style-name="a112" text:class-names="">둘째 수준</text:span></text:p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p text:style-name="a116" text:class-names="" text:cond-style-name=""><text:span text:style-name="a115" text:class-names="">셋째 수준</text:span></text:p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p text:style-name="a119" text:class-names="" text:cond-style-name=""><text:span text:style-name="a118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list text:style-name="a124">
                            <text:list-item>
                              <text:p text:style-name="a123" text:class-names="" text:cond-style-name=""><text:span text:style-name="a121" text:class-names="">다섯째 수준</text:span><text:span text:style-name="a1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42" draw:name="내용 개체 틀 3" svg:x="5.95833in" svg:y="1.75in" svg:width="5.19097in" svg:height="4.94965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마스터 텍스트 스타일을 편집합니다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둘째 수준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셋째 수준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다섯째 수준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47" draw:name="날짜 개체 틀 4" svg:x="0.54167in" svg:y="6.95139in" svg:width="2.52778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27" presentation:style-name="a150" draw:name="바닥글 개체 틀 5" svg:x="3.70139in" svg:y="6.95139in" svg:width="3.43056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8" presentation:style-name="a154" draw:name="슬라이드 번호 개체 틀 6" svg:x="7.76389in" svg:y="6.95139in" svg:width="2.52778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</style:master-page>
    <style:master-page style:name="Master1-Layout5-twoTxTwoObj-비교" style:page-layout-name="pageLayout1" draw:style-name="a155">
      <draw:custom-shape svg:x="0in" svg:y="0.60069in" svg:width="10.83333in" svg:height="0in" draw:id="id29" draw:layer="Master1-bg" draw:style-name="a158" draw:name="Line 8">
        <svg:title/>
        <svg:desc/>
        <text:p text:style-name="a157" text:class-names="" text:cond-style-name=""><text:span text:style-name="a15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30" presentation:style-name="a162" draw:name="제목 1" svg:x="0.54167in" svg:y="0.30035in" svg:width="9.75in" svg:height="1.25in" presentation:class="title" presentation:placeholder="false">
        <draw:text-box>
          <text:p text:style-name="a161" text:class-names="" text:cond-style-name=""><text:span text:style-name="a159" text:class-names="">마스터 제목 스타일 편집</text:span><text:span text:style-name="a160" text:class-names=""/></text:p>
        </draw:text-box>
        <svg:title/>
        <svg:desc/>
      </draw:frame>
      <draw:frame draw:id="id31" presentation:style-name="a166" draw:name="텍스트 개체 틀 2" svg:x="0.54167in" svg:y="1.67882in" svg:width="4.7866in" svg:height="0.69965in" presentation:class="outline" presentation:placeholder="false">
        <draw:text-box>
          <text:list text:style-name="a165">
            <text:list-item>
              <text:p text:style-name="a164" text:class-names="" text:cond-style-name=""><text:span text:style-name="a163" text:class-names="">마스터 텍스트 스타일을 편집합니다</text:span></text:p>
            </text:list-item>
          </text:list>
        </draw:text-box>
        <svg:title/>
        <svg:desc/>
      </draw:frame>
      <draw:frame draw:id="id32" presentation:style-name="a183" draw:name="내용 개체 틀 3" svg:x="0.54167in" svg:y="2.37847in" svg:width="4.7866in" svg:height="4.32118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마스터 텍스트 스타일을 편집합니다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둘째 수준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셋째 수준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다섯째 수준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87" draw:name="텍스트 개체 틀 4" svg:x="5.50318in" svg:y="1.67882in" svg:width="4.78848in" svg:height="0.69965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마스터 텍스트 스타일을 편집합니다</text:span></text:p>
            </text:list-item>
          </text:list>
        </draw:text-box>
        <svg:title/>
        <svg:desc/>
      </draw:frame>
      <draw:frame draw:id="id34" presentation:style-name="a204" draw:name="내용 개체 틀 5" svg:x="5.50318in" svg:y="2.37847in" svg:width="4.78848in" svg:height="4.32118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마스터 텍스트 스타일을 편집합니다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둘째 수준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셋째 수준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0" text:class-names="">다섯째 수준</text:span><text:span text:style-name="a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09" draw:name="날짜 개체 틀 6" svg:x="0.54167in" svg:y="6.95139in" svg:width="2.52778in" svg:height="0.39931in" presentation:class="date-time" presentation:placeholder="false">
        <draw:text-box>
          <text:p text:style-name="a208" text:class-names="" text:cond-style-name=""><text:span text:style-name="a205" text:class-names=""><text:date text:fixed="false" style:data-style-name="a206"/></text:span><text:span text:style-name="a207" text:class-names=""/></text:p>
        </draw:text-box>
        <svg:title/>
        <svg:desc/>
      </draw:frame>
      <draw:frame draw:id="id36" presentation:style-name="a212" draw:name="바닥글 개체 틀 7" svg:x="3.70139in" svg:y="6.95139in" svg:width="3.43056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37" presentation:style-name="a216" draw:name="슬라이드 번호 개체 틀 8" svg:x="7.76389in" svg:y="6.95139in" svg:width="2.52778in" svg:height="0.39931in" presentation:class="page-number" presentation:placeholder="false">
        <draw:text-box>
          <text:p text:style-name="a215" text:class-names="" text:cond-style-name=""><text:span text:style-name="a213" text:class-names=""><text:page-number style:num-format="1" text:fixed="false"/></text:span><text:span text:style-name="a214" text:class-names=""/></text:p>
        </draw:text-box>
        <svg:title/>
        <svg:desc/>
      </draw:frame>
    </style:master-page>
    <style:master-page style:name="Master1-Layout6-titleOnly-제목만" style:page-layout-name="pageLayout1" draw:style-name="a217">
      <draw:custom-shape svg:x="0in" svg:y="0.60069in" svg:width="10.83333in" svg:height="0in" draw:id="id38" draw:layer="Master1-bg" draw:style-name="a220" draw:name="Line 8">
        <svg:title/>
        <svg:desc/>
        <text:p text:style-name="a219" text:class-names="" text:cond-style-name=""><text:span text:style-name="a21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39" presentation:style-name="a224" draw:name="제목 1" svg:x="0.54167in" svg:y="0.30035in" svg:width="9.75in" svg:height="1.25in" presentation:class="title" presentation:placeholder="false">
        <draw:text-box>
          <text:p text:style-name="a223" text:class-names="" text:cond-style-name=""><text:span text:style-name="a221" text:class-names="">마스터 제목 스타일 편집</text:span><text:span text:style-name="a222" text:class-names=""/></text:p>
        </draw:text-box>
        <svg:title/>
        <svg:desc/>
      </draw:frame>
      <draw:frame draw:id="id40" presentation:style-name="a229" draw:name="날짜 개체 틀 2" svg:x="0.54167in" svg:y="6.95139in" svg:width="2.52778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41" presentation:style-name="a232" draw:name="바닥글 개체 틀 3" svg:x="3.70139in" svg:y="6.95139in" svg:width="3.43056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42" presentation:style-name="a236" draw:name="슬라이드 번호 개체 틀 4" svg:x="7.76389in" svg:y="6.95139in" svg:width="2.52778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빈-화면" style:page-layout-name="pageLayout1" draw:style-name="a237">
      <draw:custom-shape svg:x="0in" svg:y="0.60069in" svg:width="10.83333in" svg:height="0in" draw:id="id43" draw:layer="Master1-bg" draw:style-name="a240" draw:name="Line 8">
        <svg:title/>
        <svg:desc/>
        <text:p text:style-name="a239" text:class-names="" text:cond-style-name=""><text:span text:style-name="a23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44" presentation:style-name="a245" draw:name="날짜 개체 틀 1" svg:x="0.54167in" svg:y="6.95139in" svg:width="2.52778in" svg:height="0.39931in" presentation:class="date-time" presentation:placeholder="false">
        <draw:text-box>
          <text:p text:style-name="a244" text:class-names="" text:cond-style-name=""><text:span text:style-name="a241" text:class-names=""><text:date text:fixed="false" style:data-style-name="a242"/></text:span><text:span text:style-name="a243" text:class-names=""/></text:p>
        </draw:text-box>
        <svg:title/>
        <svg:desc/>
      </draw:frame>
      <draw:frame draw:id="id45" presentation:style-name="a248" draw:name="바닥글 개체 틀 2" svg:x="3.70139in" svg:y="6.95139in" svg:width="3.43056in" svg:height="0.39931in" presentation:class="footer" presentation:placeholder="false">
        <draw:text-box>
          <text:p text:style-name="a247" text:class-names="" text:cond-style-name=""><text:span text:style-name="a246" text:class-names=""/></text:p>
        </draw:text-box>
        <svg:title/>
        <svg:desc/>
      </draw:frame>
      <draw:frame draw:id="id46" presentation:style-name="a252" draw:name="슬라이드 번호 개체 틀 3" svg:x="7.76389in" svg:y="6.95139in" svg:width="2.52778in" svg:height="0.39931in" presentation:class="page-number" presentation:placeholder="false">
        <draw:text-box>
          <text:p text:style-name="a251" text:class-names="" text:cond-style-name=""><text:span text:style-name="a249" text:class-names=""><text:page-number style:num-format="1" text:fixed="false"/></text:span><text:span text:style-name="a250" text:class-names=""/></text:p>
        </draw:text-box>
        <svg:title/>
        <svg:desc/>
      </draw:frame>
    </style:master-page>
    <style:master-page style:name="Master1-Layout8-objTx-캡션-있는-콘텐츠" style:page-layout-name="pageLayout1" draw:style-name="a253">
      <draw:custom-shape svg:x="0in" svg:y="0.60069in" svg:width="10.83333in" svg:height="0in" draw:id="id47" draw:layer="Master1-bg" draw:style-name="a256" draw:name="Line 8">
        <svg:title/>
        <svg:desc/>
        <text:p text:style-name="a255" text:class-names="" text:cond-style-name=""><text:span text:style-name="a25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48" presentation:style-name="a260" draw:name="제목 1" svg:x="0.54167in" svg:y="0.29861in" svg:width="3.56409in" svg:height="1.27083in" presentation:class="title" presentation:placeholder="false">
        <draw:text-box>
          <text:p text:style-name="a259" text:class-names="" text:cond-style-name=""><text:span text:style-name="a257" text:class-names="">마스터 제목 스타일 편집</text:span><text:span text:style-name="a258" text:class-names=""/></text:p>
        </draw:text-box>
        <svg:title/>
        <svg:desc/>
      </draw:frame>
      <draw:frame draw:id="id49" presentation:style-name="a277" draw:name="내용 개체 틀 2" svg:x="4.23553in" svg:y="0.29861in" svg:width="6.05613in" svg:height="6.40104in" presentation:class="object" presentation:placeholder="false">
        <draw:text-box>
          <text:list text:style-name="a263">
            <text:list-item>
              <text:p text:style-name="a262" text:class-names="" text:cond-style-name=""><text:span text:style-name="a261" text:class-names="">마스터 텍스트 스타일을 편집합니다</text:span></text:p>
            </text:list-item>
          </text:list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둘째 수준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셋째 수준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list text:style-name="a276">
                            <text:list-item>
                              <text:p text:style-name="a275" text:class-names="" text:cond-style-name=""><text:span text:style-name="a273" text:class-names="">다섯째 수준</text:span><text:span text:style-name="a2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81" draw:name="텍스트 개체 틀 3" svg:x="0.54167in" svg:y="1.56945in" svg:width="3.56409in" svg:height="5.13021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마스터 텍스트 스타일을 편집합니다</text:span></text:p>
            </text:list-item>
          </text:list>
        </draw:text-box>
        <svg:title/>
        <svg:desc/>
      </draw:frame>
      <draw:frame draw:id="id51" presentation:style-name="a286" draw:name="날짜 개체 틀 4" svg:x="0.54167in" svg:y="6.95139in" svg:width="2.52778in" svg:height="0.39931in" presentation:class="date-time" presentation:placeholder="false">
        <draw:text-box>
          <text:p text:style-name="a285" text:class-names="" text:cond-style-name=""><text:span text:style-name="a282" text:class-names=""><text:date text:fixed="false" style:data-style-name="a283"/></text:span><text:span text:style-name="a284" text:class-names=""/></text:p>
        </draw:text-box>
        <svg:title/>
        <svg:desc/>
      </draw:frame>
      <draw:frame draw:id="id52" presentation:style-name="a289" draw:name="바닥글 개체 틀 5" svg:x="3.70139in" svg:y="6.95139in" svg:width="3.43056in" svg:height="0.39931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53" presentation:style-name="a293" draw:name="슬라이드 번호 개체 틀 6" svg:x="7.76389in" svg:y="6.95139in" svg:width="2.52778in" svg:height="0.39931in" presentation:class="page-number" presentation:placeholder="false">
        <draw:text-box>
          <text:p text:style-name="a292" text:class-names="" text:cond-style-name=""><text:span text:style-name="a290" text:class-names=""><text:page-number style:num-format="1" text:fixed="false"/></text:span><text:span text:style-name="a291" text:class-names=""/></text:p>
        </draw:text-box>
        <svg:title/>
        <svg:desc/>
      </draw:frame>
    </style:master-page>
    <style:master-page style:name="Master1-Layout9-picTx-캡션-있는-그림" style:page-layout-name="pageLayout1" draw:style-name="a294">
      <draw:custom-shape svg:x="0in" svg:y="0.60069in" svg:width="10.83333in" svg:height="0in" draw:id="id54" draw:layer="Master1-bg" draw:style-name="a297" draw:name="Line 8">
        <svg:title/>
        <svg:desc/>
        <text:p text:style-name="a296" text:class-names="" text:cond-style-name=""><text:span text:style-name="a29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55" presentation:style-name="a301" draw:name="제목 1" svg:x="2.12341in" svg:y="5.25in" svg:width="6.5in" svg:height="0.61979in" presentation:class="title" presentation:placeholder="false">
        <draw:text-box>
          <text:p text:style-name="a300" text:class-names="" text:cond-style-name=""><text:span text:style-name="a298" text:class-names="">마스터 제목 스타일 편집</text:span><text:span text:style-name="a299" text:class-names=""/></text:p>
        </draw:text-box>
        <svg:title/>
        <svg:desc/>
      </draw:frame>
      <draw:frame draw:id="id56" presentation:style-name="a304" draw:name="그림 개체 틀 2" svg:x="2.12341in" svg:y="0.67014in" svg:width="6.5in" svg:height="4.5in" presentation:class="graphic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57" presentation:style-name="a308" draw:name="텍스트 개체 틀 3" svg:x="2.12341in" svg:y="5.86979in" svg:width="6.5in" svg:height="0.88021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마스터 텍스트 스타일을 편집합니다</text:span></text:p>
            </text:list-item>
          </text:list>
        </draw:text-box>
        <svg:title/>
        <svg:desc/>
      </draw:frame>
      <draw:frame draw:id="id58" presentation:style-name="a313" draw:name="날짜 개체 틀 4" svg:x="0.54167in" svg:y="6.95139in" svg:width="2.52778in" svg:height="0.39931in" presentation:class="date-time" presentation:placeholder="false">
        <draw:text-box>
          <text:p text:style-name="a312" text:class-names="" text:cond-style-name=""><text:span text:style-name="a309" text:class-names=""><text:date text:fixed="false" style:data-style-name="a310"/></text:span><text:span text:style-name="a311" text:class-names=""/></text:p>
        </draw:text-box>
        <svg:title/>
        <svg:desc/>
      </draw:frame>
      <draw:frame draw:id="id59" presentation:style-name="a316" draw:name="바닥글 개체 틀 5" svg:x="3.70139in" svg:y="6.95139in" svg:width="3.43056in" svg:height="0.39931in" presentation:class="footer" presentation:placeholder="false">
        <draw:text-box>
          <text:p text:style-name="a315" text:class-names="" text:cond-style-name=""><text:span text:style-name="a314" text:class-names=""/></text:p>
        </draw:text-box>
        <svg:title/>
        <svg:desc/>
      </draw:frame>
      <draw:frame draw:id="id60" presentation:style-name="a320" draw:name="슬라이드 번호 개체 틀 6" svg:x="7.76389in" svg:y="6.95139in" svg:width="2.52778in" svg:height="0.39931in" presentation:class="page-number" presentation:placeholder="false">
        <draw:text-box>
          <text:p text:style-name="a319" text:class-names="" text:cond-style-name=""><text:span text:style-name="a317" text:class-names=""><text:page-number style:num-format="1" text:fixed="false"/></text:span><text:span text:style-name="a318" text:class-names=""/></text:p>
        </draw:text-box>
        <svg:title/>
        <svg:desc/>
      </draw:frame>
    </style:master-page>
    <style:master-page style:name="Master1-Layout10-vertTx-제목-및-세로-텍스트" style:page-layout-name="pageLayout1" draw:style-name="a321">
      <draw:custom-shape svg:x="0in" svg:y="0.60069in" svg:width="10.83333in" svg:height="0in" draw:id="id61" draw:layer="Master1-bg" draw:style-name="a324" draw:name="Line 8">
        <svg:title/>
        <svg:desc/>
        <text:p text:style-name="a323" text:class-names="" text:cond-style-name=""><text:span text:style-name="a32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62" presentation:style-name="a328" draw:name="제목 1" svg:x="0.54167in" svg:y="0.30035in" svg:width="9.75in" svg:height="1.25in" presentation:class="title" presentation:placeholder="false">
        <draw:text-box>
          <text:p text:style-name="a327" text:class-names="" text:cond-style-name=""><text:span text:style-name="a325" text:class-names="">마스터 제목 스타일 편집</text:span><text:span text:style-name="a326" text:class-names=""/></text:p>
        </draw:text-box>
        <svg:title/>
        <svg:desc/>
      </draw:frame>
      <draw:frame draw:id="id63" presentation:style-name="a345" draw:name="세로 텍스트 개체 틀 2" svg:x="0.54167in" svg:y="1.75in" svg:width="9.75in" svg:height="4.94965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마스터 텍스트 스타일을 편집합니다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둘째 수준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셋째 수준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다섯째 수준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50" draw:name="날짜 개체 틀 3" svg:x="0.54167in" svg:y="6.95139in" svg:width="2.52778in" svg:height="0.39931in" presentation:class="date-time" presentation:placeholder="false">
        <draw:text-box>
          <text:p text:style-name="a349" text:class-names="" text:cond-style-name=""><text:span text:style-name="a346" text:class-names=""><text:date text:fixed="false" style:data-style-name="a347"/></text:span><text:span text:style-name="a348" text:class-names=""/></text:p>
        </draw:text-box>
        <svg:title/>
        <svg:desc/>
      </draw:frame>
      <draw:frame draw:id="id65" presentation:style-name="a353" draw:name="바닥글 개체 틀 4" svg:x="3.70139in" svg:y="6.95139in" svg:width="3.43056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6" presentation:style-name="a357" draw:name="슬라이드 번호 개체 틀 5" svg:x="7.76389in" svg:y="6.95139in" svg:width="2.52778in" svg:height="0.39931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title/>
        <svg:desc/>
      </draw:frame>
    </style:master-page>
    <style:master-page style:name="Master1-Layout11-vertTitleAndTx-세로-제목-및-텍스트" style:page-layout-name="pageLayout1" draw:style-name="a358">
      <draw:custom-shape svg:x="0in" svg:y="0.60069in" svg:width="10.83333in" svg:height="0in" draw:id="id67" draw:layer="Master1-bg" draw:style-name="a361" draw:name="Line 8">
        <svg:title/>
        <svg:desc/>
        <text:p text:style-name="a360" text:class-names="" text:cond-style-name=""><text:span text:style-name="a35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68" presentation:style-name="a365" draw:name="세로 제목 1" svg:x="8.50868in" svg:y="0.30035in" svg:width="2.64063in" svg:height="6.39931in" presentation:class="title" presentation:placeholder="false">
        <draw:text-box>
          <text:p text:style-name="a364" text:class-names="" text:cond-style-name=""><text:span text:style-name="a362" text:class-names="">마스터 제목 스타일 편집</text:span><text:span text:style-name="a363" text:class-names=""/></text:p>
        </draw:text-box>
        <svg:title/>
        <svg:desc/>
      </draw:frame>
      <draw:frame draw:id="id69" presentation:style-name="a382" draw:name="세로 텍스트 개체 틀 2" svg:x="0.58681in" svg:y="0.30035in" svg:width="7.74132in" svg:height="6.39931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마스터 텍스트 스타일을 편집합니다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둘째 수준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셋째 수준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다섯째 수준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87" draw:name="날짜 개체 틀 3" svg:x="0.54167in" svg:y="6.95139in" svg:width="2.52778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1" presentation:style-name="a390" draw:name="바닥글 개체 틀 4" svg:x="3.70139in" svg:y="6.95139in" svg:width="3.43056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2" presentation:style-name="a394" draw:name="슬라이드 번호 개체 틀 5" svg:x="7.76389in" svg:y="6.95139in" svg:width="2.52778in" svg:height="0.39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프레젠테이션</dc:title>
    <meta:initial-creator>LGCNS</meta:initial-creator>
    <dc:creator>LGCNS</dc:creator>
    <meta:creation-date>2016-05-24T03:09:44Z</meta:creation-date>
    <dc:date>2016-05-24T03:15:05Z</dc:date>
    <meta:editing-cycles>1</meta:editing-cycles>
    <meta:editing-duration>PT0S</meta:editing-duration>
    <meta:document-statistic meta:paragraph-count="4" meta:word-count="22"/>
  </office:meta>
</office:document-meta>
</file>